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9cm"/>
    </style:style>
    <style:style style:name="co3" style:family="table-column">
      <style:table-column-properties fo:break-before="auto" style:column-width="3.263cm"/>
    </style:style>
    <style:style style:name="co4" style:family="table-column">
      <style:table-column-properties fo:break-before="auto" style:column-width="3.1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>
            <text:p>Gate</text:p>
          </table:table-cell>
          <table:table-cell table:number-columns-repeated="5"/>
          <table:table-cell office:value-type="string">
            <text:p>Remot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ink</text:p>
          </table:table-cell>
          <table:table-cell table:style-name="ce6" office:value-type="string">
            <text:p>Price</text:p>
          </table:table-cell>
          <table:table-cell office:value-type="string">
            <text:p>Note</text:p>
          </table:table-cell>
          <table:table-cell/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ink</text:p>
          </table:table-cell>
          <table:table-cell table:style-name="ce6" office:value-type="string">
            <text:p>Price</text:p>
          </table:table-cell>
          <table:table-cell office:value-type="string">
            <text:p>No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duino Mega</text:p>
          </table:table-cell>
          <table:table-cell office:value-type="string">
            <text:p>https://store.arduino.cc/usa/arduino-mega-2560-rev3</text:p>
          </table:table-cell>
          <table:table-cell office:value-type="currency" office:currency="USD" office:value="38.5">
            <text:p>$38.5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rduino uno</text:p>
          </table:table-cell>
          <table:table-cell table:style-name="Default" office:value-type="string">
            <text:p>https://store.arduino.cc/usa/arduino-uno-smd-rev3</text:p>
          </table:table-cell>
          <table:table-cell table:style-name="ce5" office:value-type="currency" office:currency="USD" office:value="20.9">
            <text:p>$20.90</text:p>
          </table:table-cell>
          <table:table-cell office:value-type="string">
            <text:p>Doesn't really matter what kind of arduino for this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1/4" 12v solenoids for pilots</text:p>
          </table:table-cell>
          <table:table-cell table:number-columns-repeated="2"/>
          <table:table-cell office:value-type="string">
            <text:p>I'll let you look for these, I have no idea what I'd be looking for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ariable resistors</text:p>
          </table:table-cell>
          <table:table-cell table:style-name="Default" office:value-type="string">
            <text:p>https://www.amazon.com/uxcell-Single-Linear-Rotary-Potentiometer/dp/B01F3QEANS/ref=sr_1_14?ie=UTF8&amp;qid=1529877117&amp;sr=8-14&amp;keywords=potentiometer</text:p>
          </table:table-cell>
          <table:table-cell table:style-name="ce5" office:value-type="currency" office:currency="USD" office:value="10.92">
            <text:p>$10.92</text:p>
          </table:table-cell>
          <table:table-cell office:value-type="string">
            <text:p>have spar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/8" 12v solenoids for the main effects</text:p>
          </table:table-cell>
          <table:table-cell/>
          <table:table-cell table:style-name="Default"/>
          <table:table-cell table:number-columns-repeated="2"/>
          <table:table-cell office:value-type="string">
            <text:p>You can change this to something else too if you know of a better/cheaper/more appropriate one</text:p>
          </table:table-cell>
          <table:table-cell office:value-type="string">
            <text:p>push button</text:p>
          </table:table-cell>
          <table:table-cell table:style-name="Default" office:value-type="string">
            <text:p>https://www.amazon.com/Black-Momentary-Button-Switch-Normally/dp/B076P7LV6P/ref=sr_1_1?ie=UTF8&amp;qid=1529877864&amp;sr=8-1&amp;keywords=normally+open+pushbutton+switch</text:p>
          </table:table-cell>
          <table:table-cell table:style-name="ce5" table:formula="of:=6.68*2" office:value-type="currency" office:currency="USD" office:value="13.36">
            <text:p>$13.36</text:p>
          </table:table-cell>
          <table:table-cell office:value-type="string">
            <text:p>Not picky, if you find a cheaper option, feel free to use 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/2" 12v Solenoid for the "big Boosh"</text:p>
          </table:table-cell>
          <table:table-cell/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office:value-type="string">
            <text:p>SPDT switch</text:p>
          </table:table-cell>
          <table:table-cell table:style-name="Default"/>
          <table:table-cell table:style-name="ce5"/>
          <table:table-cell office:value-type="string">
            <text:p>I'll supply thi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/4' 12v for the main gas</text:p>
          </table:table-cell>
          <table:table-cell/>
          <table:table-cell table:style-name="Default"/>
          <table:table-cell table:number-columns-repeated="2"/>
          <table:table-cell office:value-type="float" office:value="5">
            <text:p>5</text:p>
          </table:table-cell>
          <table:table-cell office:value-type="string">
            <text:p>Yellow LEDs</text:p>
          </table:table-cell>
          <table:table-cell table:style-name="Default" office:value-type="string">
            <text:p>https://www.amazon.com/Transparent-Lighting-Electronics-Components-Emitting/dp/B01AUI4VS8/ref=sr_1_5?s=industrial&amp;ie=UTF8&amp;qid=1529878104&amp;sr=1-5&amp;keywords=yellow+led</text:p>
          </table:table-cell>
          <table:table-cell table:style-name="ce5" office:value-type="currency" office:currency="USD" office:value="6.63">
            <text:p>$6.63</text:p>
          </table:table-cell>
          <table:table-cell office:value-type="string">
            <text:p>doesn't really have to be yellow, I was just thinking something that would stick out as a warning about a pilot light being out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lays</text:p>
          </table:table-cell>
          <table:table-cell table:style-name="ce5" office:value-type="string">
            <text:p>https://www.amazon.com/SainSmart-101-70-103-16-Channel-Relay-Module/dp/B0057OC66U/ref=sr_1_13?s=electronics&amp;ie=UTF8&amp;qid=1529878806&amp;sr=1-13&amp;keywords=arduino+relay+shield</text:p>
          </table:table-cell>
          <table:table-cell table:style-name="Default" office:value-type="float" office:value="14.99">
            <text:p>14.9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ifi shield</text:p>
          </table:table-cell>
          <table:table-cell table:style-name="Default" office:value-type="string">
            <text:p>https://www.amazon.com/WINGONEER-ESP-12E-ESP8266-Wireless-Arduino/dp/B06XHK7WG6/ref=sr_1_2?s=electronics&amp;ie=UTF8&amp;qid=1529877111&amp;sr=1-2&amp;keywords=arduino+wifi+shield</text:p>
          </table:table-cell>
          <table:table-cell table:style-name="ce5" office:value-type="currency" office:currency="USD" office:value="13.99">
            <text:p>$13.99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ilot Lights</text:p>
          </table:table-cell>
          <table:table-cell office:value-type="string">
            <text:p>https://interestingengineering.com/video/make-a-diy-electric-lighter-with-just-a-few-parts</text:p>
          </table:table-cell>
          <table:table-cell office:value-type="string">
            <text:p>DI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5-12V source</text:p>
          </table:table-cell>
          <table:table-cell table:style-name="Default" office:value-type="string">
            <text:p>https://www.amazon.com/Portable-Zonhood-10000mAh-External-Chargers/dp/B07C5MZMQ9/ref=sr_1_11?s=industrial&amp;ie=UTF8&amp;qid=1529878235&amp;sr=1-11&amp;keywords=usb+battery+pack</text:p>
          </table:table-cell>
          <table:table-cell table:style-name="ce5" office:value-type="currency" office:currency="USD" office:value="14.99">
            <text:p>$14.99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R LED</text:p>
          </table:table-cell>
          <table:table-cell office:value-type="string">
            <text:p>https://www.amazon.com/AIRSUNNY-three-Infrared-Emission-Receiver/dp/B00EFOQEUM/ref=sr_1_3?s=electronics&amp;ie=UTF8&amp;qid=1529878379&amp;sr=1-3&amp;keywords=2n2222</text:p>
          </table:table-cell>
          <table:table-cell office:value-type="currency" office:currency="USD" office:value="5.98">
            <text:p>$5.9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k Ohm Resistor</text:p>
          </table:table-cell>
          <table:table-cell table:style-name="Default"/>
          <table:table-cell table:style-name="ce5" office:value-type="currency" office:currency="USD" office:value="0">
            <text:p>$0.00</text:p>
          </table:table-cell>
          <table:table-cell office:value-type="string">
            <text:p>see gate resistor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R Photodiode</text:p>
          </table:table-cell>
          <table:table-cell table:number-columns-repeated="2"/>
          <table:table-cell office:value-type="string">
            <text:p>see above</text:p>
          </table:table-cell>
          <table:table-cell/>
          <table:table-cell table:style-name="ce2" office:value-type="string">
            <text:p>?</text:p>
          </table:table-cell>
          <table:table-cell office:value-type="string">
            <text:p>Decorative LEDs</text:p>
          </table:table-cell>
          <table:table-cell table:style-name="Default"/>
          <table:table-cell table:style-name="ce5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ame Eyes</text:p>
          </table:table-cell>
          <table:table-cell office:value-type="string">
            <text:p>https://www.amazon.com/Protech-62-23543-06-Flame-Sensor/dp/B009AXH13W/ref=sr_1_10?ie=UTF8&amp;qid=1529977346&amp;sr=8-10&amp;keywords=flame+detector</text:p>
          </table:table-cell>
          <table:table-cell table:formula="of:=6.15*[.A12]" office:value-type="currency" office:currency="USD" office:value="30.75">
            <text:p>$30.75</text:p>
          </table:table-cell>
          <table:table-cell table:number-columns-repeated="4"/>
          <table:table-cell table:style-name="Default"/>
          <table:table-cell table:style-name="ce5"/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rduino wifi shield</text:p>
          </table:table-cell>
          <table:table-cell office:value-type="string">
            <text:p>https://www.amazon.com/WINGONEER-ESP-12E-ESP8266-Wireless-Arduino/dp/B06XHK7WG6/ref=sr_1_2?s=electronics&amp;ie=UTF8&amp;qid=1529877111&amp;sr=1-2&amp;keywords=arduino+wifi+shield</text:p>
          </table:table-cell>
          <table:table-cell office:value-type="currency" office:currency="USD" office:value="13.99">
            <text:p>$13.99</text:p>
          </table:table-cell>
          <table:table-cell table:number-columns-repeated="7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n2222 BJT</text:p>
          </table:table-cell>
          <table:table-cell office:value-type="string">
            <text:p>https://www.amazon.com/Quickbuying-2N2222A-High-speed-Switching-Different/dp/B0721XWSS4/ref=sr_1_2?s=electronics&amp;ie=UTF8&amp;qid=1529878608&amp;sr=1-2&amp;keywords=2n2222</text:p>
          </table:table-cell>
          <table:table-cell office:value-type="currency" office:currency="USD" office:value="5.98">
            <text:p>$5.98</text:p>
          </table:table-cell>
          <table:table-cell office:value-type="string">
            <text:p>If you have them, great, if not we can also use a different type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1 k Ohm resistor</text:p>
          </table:table-cell>
          <table:table-cell office:value-type="string">
            <text:p>https://www.amazon.com/SODIAL-Axial-Ceramic-Carbon-Resistors/dp/B00SUVNBAM/ref=sr_1_3?s=electronics&amp;ie=UTF8&amp;qid=1529877770&amp;sr=1-3&amp;keywords=1k+ohm+resistors</text:p>
          </table:table-cell>
          <table:table-cell office:value-type="currency" office:currency="USD" office:value="3.85">
            <text:p>$3.85</text:p>
          </table:table-cell>
          <table:table-cell office:value-type="string">
            <text:p>Doesn't have to be 1k, can also be like 220 or 330 ohm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C-DC voltage step down</text:p>
          </table:table-cell>
          <table:table-cell office:value-type="string">
            <text:p>https://www.amazon.com/Icstation-LM317-Adjustable-Regulator-Converter/dp/B012QASCMY</text:p>
          </table:table-cell>
          <table:table-cell office:value-type="currency" office:currency="USD" office:value="2.99">
            <text:p>$2.99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4+ V source</text:p>
          </table:table-cell>
          <table:table-cell table:number-columns-repeated="2"/>
          <table:table-cell office:value-type="string">
            <text:p>You're supplying this, right?</text:p>
          </table:table-cell>
          <table:table-cell table:number-columns-repeated="6"/>
        </table:table-row>
        <table:table-row table:style-name="ro3">
          <table:table-cell table:style-name="ce2" office:value-type="string">
            <text:p>?</text:p>
          </table:table-cell>
          <table:table-cell office:value-type="string">
            <text:p>Decorative LED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tal Price:</text:p>
          </table:table-cell>
          <table:table-cell table:formula="of:=SUM([.D3:.D18])+SUM([.J3:.J11])" office:value-type="currency" office:currency="USD" office:value="197.82">
            <text:p>$197.82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4"/>
          <table:table-cell table:number-columns-repeated="9"/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6/25/2018</text:date>, <text:time>20:4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Williams</meta:initial-creator>
    <meta:creation-date>2018-06-24T16:41:42.78</meta:creation-date>
    <dc:date>2018-06-25T20:44:48.74</dc:date>
    <dc:creator>Steven Williams</dc:creator>
    <meta:editing-duration>P1DT4H3M4S</meta:editing-duration>
    <meta:editing-cycles>4</meta:editing-cycles>
    <meta:generator>OpenOffice/4.0.1$Win32 OpenOffice.org_project/401m5$Build-9714</meta:generator>
    <meta:document-statistic meta:table-count="3" meta:cell-count="106" meta:object-count="0"/>
  </office:meta>
</office:document-meta>
</file>